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2" style:family="paragraph" style:parent-style-name="Heading_20_1">
      <style:paragraph-properties style:shadow="none"/>
      <style:text-properties officeooo:rsid="0014d908" officeooo:paragraph-rsid="0014d908"/>
    </style:style>
    <style:style style:name="P3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officeooo:rsid="0014d908"/>
    </style:style>
    <style:style style:name="P4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4d908"/>
    </style:style>
    <style:style style:name="P5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6" style:family="paragraph" style:parent-style-name="Text_20_body" style:list-style-name="L2">
      <style:paragraph-properties style:shadow="none"/>
      <style:text-properties officeooo:paragraph-rsid="0017273a"/>
    </style:style>
    <style:style style:name="P7" style:family="paragraph" style:parent-style-name="Text_20_body" style:list-style-name="L1">
      <style:paragraph-properties style:shadow="none"/>
      <style:text-properties fo:font-size="12pt" fo:font-weight="bold" officeooo:rsid="0014d908" officeooo:paragraph-rsid="0014d908" style:font-size-asian="12pt" style:font-size-complex="12pt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size="12pt" fo:font-weight="bold" officeooo:rsid="0013f2a7" officeooo:paragraph-rsid="00157aba" style:font-size-asian="12pt" style:font-size-complex="12pt"/>
    </style:style>
    <style:style style:name="P9" style:family="paragraph" style:parent-style-name="Text_20_body" style:list-style-name="L1">
      <style:paragraph-properties style:shadow="none"/>
      <style:text-properties fo:font-size="12pt" fo:font-weight="bold" officeooo:rsid="0014d908" officeooo:paragraph-rsid="0014d908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break-before="column" style:shadow="none"/>
      <style:text-properties fo:font-size="12pt" fo:font-weight="normal" officeooo:rsid="0013f2a7" officeooo:paragraph-rsid="00157aba" style:font-size-asian="12pt" style:font-size-complex="12pt"/>
    </style:style>
    <style:style style:name="P11" style:family="paragraph" style:parent-style-name="Text_20_body" style:list-style-name="L2">
      <style:paragraph-properties style:shadow="none"/>
      <style:text-properties fo:font-size="12pt" fo:font-weight="normal" officeooo:rsid="0013f2a7" officeooo:paragraph-rsid="0013f2a7" style:font-size-asian="12pt" style:font-size-complex="12pt"/>
    </style:style>
    <style:style style:name="P12" style:family="paragraph" style:parent-style-name="Text_20_body" style:list-style-name="L2">
      <style:paragraph-properties style:shadow="none"/>
      <style:text-properties fo:font-size="12pt" fo:font-weight="normal" officeooo:rsid="0013f2a7" officeooo:paragraph-rsid="00157aba" style:font-size-asian="12pt" style:font-size-complex="12pt"/>
    </style:style>
    <style:style style:name="P13" style:family="paragraph" style:parent-style-name="Text_20_body" style:list-style-name="L2">
      <style:paragraph-properties style:shadow="none"/>
      <style:text-properties fo:font-size="12pt" fo:font-weight="normal" officeooo:rsid="0014d908" officeooo:paragraph-rsid="0014d908" style:font-size-asian="12pt" style:font-size-complex="12pt"/>
    </style:style>
    <style:style style:name="P14" style:family="paragraph" style:parent-style-name="Text_20_body" style:list-style-name="L2">
      <style:paragraph-properties style:shadow="none"/>
      <style:text-properties fo:font-size="12pt" officeooo:rsid="0014d908" officeooo:paragraph-rsid="0014d908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d908"/>
    </style:style>
    <style:style style:name="T3" style:family="text">
      <style:text-properties officeooo:rsid="00157aba"/>
    </style:style>
    <style:style style:name="T4" style:family="text">
      <style:text-properties officeooo:rsid="0014d908"/>
    </style:style>
    <style:style style:name="T5" style:family="text">
      <style:text-properties officeooo:rsid="0015d5ab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Matthew K. Daniels </text:h>
      <text:p text:style-name="P1"><text:span text:style-name="T4">Country Club Hill, IL</text:span><text:line-break/>(<text:span text:style-name="T5">708</text:span>) <text:span text:style-name="T5">506</text:span> <text:span text:style-name="T5">8250</text:span><text:line-break/><text:span text:style-name="T4">MatthewKDaniels93@outlook.com</text:span><text:line-break/>https://github.com/matthewdan29</text:p>
      <text:h text:style-name="P3" text:outline-level="3">Technical Knowledge <text:s/></text:h>
      <text:list text:style-name="L1">
        <text:list-item>
          <text:p text:style-name="P7">Operating Systems: <text:span text:style-name="T1">Linux, Windows OS, Max OS</text:span></text:p>
        </text:list-item>
        <text:list-item>
          <text:p text:style-name="P9">Software: <text:span text:style-name="T1">Dockers, Kubernetes, Keras.io, Git, AWS, SPSS, OpenStack Ansible</text:span></text:p>
        </text:list-item>
        <text:list-item>
          <text:p text:style-name="P9">Languages: <text:span text:style-name="T1">C, Python, Java, BASH</text:span></text:p>
        </text:list-item>
        <text:list-item>
          <text:p text:style-name="P9">Databases: <text:span text:style-name="T1">Oracle, SQL Developer</text:span></text:p>
        </text:list-item>
      </text:list>
      <text:h text:style-name="P5" text:outline-level="3">Experience</text:h>
      <text:section text:style-name="Sect1" text:name="Section1">
        <text:p text:style-name="P8"><text:span text:style-name="T4">Projects </text:span><text:line-break/></text:p>
        <text:p text:style-name="P10">Jan <text:span text:style-name="T4">2019 - Present</text:span> </text:p>
      </text:section>
      <text:list xml:id="list757005084" text:style-name="L2">
        <text:list-item>
          <text:p text:style-name="P11"><text:s/><text:span text:style-name="T4">Using OpenStack-Ansible to create a Debian based IaaS. </text:span></text:p>
        </text:list-item>
        <text:list-item>
          <text:p text:style-name="P13">Implement C Data Structures and Algorithms for computing intensive operations.</text:p>
        </text:list-item>
        <text:list-item>
          <text:p text:style-name="P13">Creating Dockerfiles for container computing with Java Spring dependencies. While using Kubernetes engine to implement scaled models. </text:p>
        </text:list-item>
      </text:list>
      <text:section text:style-name="Sect1" text:name="Section2">
        <text:p text:style-name="P8"><text:span text:style-name="T4">Information Security Intern </text:span><text:span text:style-name="T3"><text:line-break/></text:span><text:span text:style-name="T2">Nordstrom Rack</text:span></text:p>
        <text:p text:style-name="P10">Jun 20<text:span text:style-name="T4">21</text:span> – <text:span text:style-name="T4">July</text:span> 20<text:span text:style-name="T4">21</text:span> </text:p>
      </text:section>
      <text:list xml:id="list154144183091627" text:continue-numbering="true" text:style-name="L2">
        <text:list-item>
          <text:p text:style-name="P12"><text:s/><text:span text:style-name="T4">Assist with Auditing AWS DNS Network Servers. </text:span></text:p>
        </text:list-item>
        <text:list-item>
          <text:p text:style-name="P13">Take part in walking through on-premise security on resetting encryption. </text:p>
        </text:list-item>
        <text:list-item>
          <text:p text:style-name="P13">Develop Database logic and implement SQL queries. </text:p>
        </text:list-item>
      </text:list>
      <text:h text:style-name="P4" text:outline-level="3">Education</text:h>
      <text:section text:style-name="Sect2" text:name="Section3">
        <text:list xml:id="list3294719333560076527" text:style-name="L2">
          <text:list-item>
            <text:p text:style-name="P14">DePaul University </text:p>
            <text:p text:style-name="P14">Major Computer Science with focus in software development </text:p>
            <text:p text:style-name="P14">Incomplete</text:p>
            <text:p text:style-name="P6"/>
            <text:p text:style-name="P6"/>
            <text:p text:style-name="P6"/>
            <text:p text:style-name="P6"/>
            <text:p text:style-name="P6"/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/>
    </style:style>
    <style:style style:name="Bullet_20_Symbols" style:display-name="Bullet Symbols" style:family="text">
      <style:text-properties style:font-name="OpenSymbol" fo:font-family="OpenSymbol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8:28:29.641494760</meta:creation-date>
    <meta:editing-duration>PT43M25S</meta:editing-duration>
    <meta:editing-cycles>5</meta:editing-cycles>
    <meta:generator>LibreOffice/7.4.7.2$Linux_X86_64 LibreOffice_project/40$Build-2</meta:generator>
    <dc:title>Resume</dc:title>
    <dc:date>2023-08-04T15:41:42.069723443</dc:date>
    <meta:document-statistic meta:table-count="0" meta:image-count="0" meta:object-count="0" meta:page-count="1" meta:paragraph-count="27" meta:word-count="143" meta:character-count="975" meta:non-whitespace-character-count="854"/>
    <meta:template xlink:type="simple" xlink:actuate="onRequest" xlink:title="Resume" xlink:href="../../../../usr/lib/libreoffice/share/template/common/personal/Resume1page.ott" meta:date="2023-08-02T18:28:28.066912248"/>
  </office:meta>
</office:document-meta>
</file>